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aqua-subtitle">
      <style:graphic-properties draw:fill-color="#ffffff" fo:min-height="16.841cm"/>
    </style:style>
    <style:style style:name="pr2" style:family="presentation" style:parent-style-name="lyt-aqua-notes">
      <style:graphic-properties draw:fill-color="#ffffff" draw:auto-grow-height="true" fo:min-height="12.572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2.572cm"/>
    </style:style>
    <style:style style:name="pr6" style:family="presentation" style:parent-style-name="lyt-aqua-outline1">
      <style:graphic-properties fo:min-height="5.808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1cm" svg:x="1.4cm" svg:y="0.837cm" presentation:class="subtitle">
          <draw:text-box>
            <text:p>Lyrical Analysis Using Graph Theory: A Case Study</text:p>
            <text:p/>
            <text:p>Kyle Kastner</text:p>
            <text:p>Applied Graph Theory</text:p>
            <text:p>UTSA</text:p>
            <text:p>Summer 2012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Generation of graphs for analysis from raw dataset, or from the web directly</text:p>
              </text:list-item>
              <text:list-item>
                <text:p>Analysis based on n-gram content</text:p>
              </text:list-item>
              <text:list-item>
                <text:p>Results: Show connections between similar songs</text:p>
              </text:list-item>
              <text:list-item>
                <text:p>Bonus: Suprising connections across genres and artists (Black Metal -&gt; Country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18">
        <draw:frame presentation:style-name="pr3" draw:layer="layout" svg:width="25.199cm" svg:height="3.506cm" svg:x="1.4cm" svg:y="0.837cm" presentation:class="title">
          <draw:text-box>
            <text:p>Processing Flow</text:p>
          </draw:text-box>
        </draw:frame>
        <draw:frame presentation:style-name="pr6" draw:layer="layout" svg:width="12.003cm" svg:height="5.808cm" svg:x="2cm" svg:y="5.5cm" presentation:class="outline">
          <draw:text-box>
            <text:list text:style-name="L2">
              <text:list-item>
                <text:p text:style-name="P1">Lyrics</text:p>
              </text:list-item>
            </text:list>
          </draw:text-box>
        </draw:frame>
        <draw:frame presentation:style-name="pr6" draw:layer="layout" svg:width="12.003cm" svg:height="5.808cm" svg:x="14.604cm" svg:y="5.5cm" presentation:class="outline">
          <draw:text-box>
            <text:list text:style-name="L2">
              <text:list-item>
                <text:p text:style-name="P1">Graph</text:p>
              </text:list-item>
            </text:list>
          </draw:text-box>
        </draw:frame>
        <draw:frame presentation:style-name="pr6" draw:layer="layout" svg:width="12.003cm" svg:height="5.808cm" svg:x="14.604cm" svg:y="11.86cm" presentation:class="outline">
          <draw:text-box>
            <text:list text:style-name="L2">
              <text:list-item>
                <text:p text:style-name="P1">Distances</text:p>
              </text:list-item>
            </text:list>
          </draw:text-box>
        </draw:frame>
        <draw:frame presentation:style-name="pr6" draw:layer="layout" svg:width="12.003cm" svg:height="5.808cm" svg:x="2cm" svg:y="11.86cm" presentation:class="outline">
          <draw:text-box>
            <text:list text:style-name="L2">
              <text:list-item>
                <text:p text:style-name="P1">Ngrams</text:p>
              </text:list-item>
            </text:list>
          </draw:text-box>
        </draw:frame>
        <draw:custom-shape draw:style-name="gr2" draw:text-style-name="P1" draw:layer="layout" svg:width="2.4cm" svg:height="2.6cm" svg:x="7.381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3cm" svg:height="2.292cm" svg:x="12.82cm" svg:y="11.3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4cm" svg:height="2.6cm" svg:x="19.721cm" svg:y="7.78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Web -&gt; Lyrics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Scraped lyrics from lyrics.wikia.com</text:p>
                <text:list>
                  <text:list-item>
                    <text:p>Python</text:p>
                  </text:list-item>
                  <text:list-item>
                    <text:p>Find sitemap.xml and extract all links</text:p>
                  </text:list-item>
                  <text:list-item>
                    <text:p>PyQT for javascript-&gt;html </text:p>
                  </text:list-item>
                  <text:list-item>
                    <text:p>HTMLParse + regex for lyric extraction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Lyrics -&gt; N-grams</text:p>
          </draw:text-box>
        </draw:frame>
        <draw:frame presentation:style-name="pr4" draw:layer="layout" svg:width="24.599cm" svg:height="13.105cm" svg:x="2cm" svg:y="5.5cm" presentation:class="outline" presentation:user-transformed="true">
          <draw:text-box>
            <text:list text:style-name="L2">
              <text:list-item>
                <text:p>Throw out bad content here</text:p>
              </text:list-item>
              <text:list-item>
                <text:p>What is bad?</text:p>
                <text:list>
                  <text:list-item>
                    <text:p>Empty lyrics</text:p>
                  </text:list-item>
                  <text:list-item>
                    <text:p>Lyrics with things like johnTheCat12 – user comments</text:p>
                  </text:list-item>
                  <text:list-item>
                    <text:p>HTML from failed parsing</text:p>
                  </text:list-item>
                </text:list>
              </text:list-item>
              <text:list-item>
                <text:p>Form ngrams from raw lyrics</text:p>
                <text:list>
                  <text:list-item>
                    <text:p>Bash wrapper to C++ application by Zheyuan Y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N-grams -&gt; Bloom filters</text:p>
          </draw:text-box>
        </draw:frame>
        <draw:frame presentation:style-name="pr4" draw:layer="layout" svg:width="24.599cm" svg:height="13.571cm" svg:x="2cm" svg:y="5.5cm" presentation:class="outline" presentation:user-transformed="true">
          <draw:text-box>
            <text:list text:style-name="L2">
              <text:list-item>
                <text:p>Perl</text:p>
              </text:list-item>
              <text:list-item>
                <text:p>Probablistic data structure, allowed to set error tolerance and size</text:p>
              </text:list-item>
              <text:list-item>
                <text:p>References</text:p>
                <text:list>
                  <text:list-item>
                    <text:p>Space/time trade-offs in hash coding with allowable errors – Burton H. Bloom, Communications of the ACM, Volume 13 Issue 7, July 1970</text:p>
                  </text:list-item>
                  <text:list-item>
                    <text:p>http://search.cpan.org/~palvaro/Bloom-Faster-1.7/lib/Bloom/Faster.p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Bloom filters -&gt; Distances</text:p>
          </draw:text-box>
        </draw:frame>
        <draw:frame presentation:style-name="pr4" draw:layer="layout" svg:width="24.599cm" svg:height="13.895cm" svg:x="2cm" svg:y="5.5cm" presentation:class="outline" presentation:user-transformed="true">
          <draw:text-box>
            <text:list text:style-name="L2">
              <text:list-item>
                <text:p>Bash + Perl</text:p>
              </text:list-item>
              <text:list-item>
                <text:p>Ignored false positives – just count as positive with ~.1% error</text:p>
              </text:list-item>
              <text:list-item>
                <text:p>Comparing all with all takes a long, long time</text:p>
              </text:list-item>
              <text:list-item>
                <text:p>For 3814 songs, took about 20 hours</text:p>
              </text:list-item>
              <text:list-item>
                <text:p>Potential dataset from lyrics.wikia.com ~1.7 million members</text:p>
              </text:list-item>
              <text:list-item>
                <text:p>Single process loop impractical, used 10-12 worker processes but still very, very slow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Distances -&gt; Graph 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Python</text:p>
              </text:list-item>
              <text:list-item>
                <text:p>NetworkX library</text:p>
              </text:list-item>
              <text:list-item>
                <text:p>Has Dijkstra and A* shortest path algorithms built in</text:p>
              </text:list-item>
              <text:list-item>
                <text:p>Single edge out using matplotlib</text:p>
              </text:list-item>
              <text:list-item>
                <text:p>Multi edge out using graphviz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blems/Limitations</text:p>
          </draw:text-box>
        </draw:frame>
        <draw:frame presentation:style-name="pr4" draw:layer="layout" svg:width="24.599cm" svg:height="13.541cm" svg:x="2cm" svg:y="5.5cm" presentation:class="outline" presentation:user-transformed="true">
          <draw:text-box>
            <text:list text:style-name="L2">
              <text:list-item>
                <text:p>Basic Dijkstra tends toward short results</text:p>
                <text:list>
                  <text:list-item>
                    <text:p>Conditional walking algorithm would allow control over minimum chain length </text:p>
                  </text:list-item>
                </text:list>
              </text:list-item>
              <text:list-item>
                <text:p>Processing power is a serious issue</text:p>
                <text:list>
                  <text:list-item>
                    <text:p>Even with 3.2 GHz i7 (8 core) desktop, took 20 hours to do distance analysis </text:p>
                  </text:list-item>
                  <text:list-item>
                    <text:p>Graph making even worse: ~1 hour for 15 song graph! </text:p>
                  </text:list-item>
                  <text:list-item>
                    <text:p>Tackling all 1.7 million songs will require optimization and more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Future Work / Extension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Modified Dijkstra Algorithm for better “nearest neighbor” walks</text:p>
              </text:list-item>
              <text:list-item>
                <text:p>Indepth analysis of weighting function, and how it affects the graph and the path traversed</text:p>
                <text:list>
                  <text:list-item>
                    <text:p>Currently using (ngram_type*count)</text:p>
                  </text:list-item>
                  <text:list-item>
                    <text:p>2-grams have been shown to give similar structure in Markov text generation</text:p>
                  </text:list-item>
                  <text:list-item>
                    <text:p>Candidate: count**(2-ngram_type%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Kastner</meta:initial-creator>
    <meta:creation-date>2012-08-16T10:48:22</meta:creation-date>
    <dc:date>2012-08-16T11:48:58</dc:date>
    <dc:creator>Kyle Kastner</dc:creator>
    <meta:editing-duration>PT53M3S</meta:editing-duration>
    <meta:editing-cycles>9</meta:editing-cycles>
    <meta:generator>LibreOffice/3.5$Linux_x86 LibreOffice_project/350m1$Build-2</meta:generator>
    <meta:document-statistic meta:object-count="77"/>
  </office:meta>
</office:document-meta>
</file>